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officeooo:rsid="0006e059" officeooo:paragraph-rsid="0009079e"/>
    </style:style>
    <style:style style:name="P3" style:family="paragraph" style:parent-style-name="Standard">
      <style:text-properties officeooo:rsid="0006e059" officeooo:paragraph-rsid="000e7e60"/>
    </style:style>
    <style:style style:name="P4" style:family="paragraph" style:parent-style-name="Standard">
      <style:text-properties officeooo:rsid="0006e059" officeooo:paragraph-rsid="001069d8"/>
    </style:style>
    <style:style style:name="P5" style:family="paragraph" style:parent-style-name="Standard">
      <style:text-properties officeooo:rsid="0006e059" officeooo:paragraph-rsid="00118c11"/>
    </style:style>
    <style:style style:name="P6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Noto Mono" fo:font-size="10pt" officeooo:rsid="0006e059" officeooo:paragraph-rsid="0009079e" style:font-size-asian="10pt" style:font-size-complex="10pt"/>
    </style:style>
    <style:style style:name="P12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3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4" style:family="paragraph" style:parent-style-name="Standard">
      <style:text-properties officeooo:rsid="00118c11" officeooo:paragraph-rsid="00118c11"/>
    </style:style>
    <style:style style:name="P15" style:family="paragraph" style:parent-style-name="Standard" style:list-style-name="L1">
      <style:text-properties officeooo:rsid="0006e059" officeooo:paragraph-rsid="0006e059"/>
    </style:style>
    <style:style style:name="P16" style:family="paragraph" style:parent-style-name="Standard" style:list-style-name="L2">
      <style:text-properties officeooo:rsid="0006e059" officeooo:paragraph-rsid="0009079e"/>
    </style:style>
    <style:style style:name="P17" style:family="paragraph" style:parent-style-name="Standard" style:list-style-name="L2">
      <style:text-properties officeooo:rsid="0006e059" officeooo:paragraph-rsid="000ce4a8"/>
    </style:style>
    <style:style style:name="P18" style:family="paragraph" style:parent-style-name="Standard">
      <style:text-properties officeooo:rsid="0006e059" officeooo:paragraph-rsid="000e7e60"/>
    </style:style>
    <style:style style:name="P19" style:family="paragraph" style:parent-style-name="Standard">
      <style:text-properties officeooo:rsid="0006e059" officeooo:paragraph-rsid="0019fbee"/>
    </style:style>
    <style:style style:name="P20" style:family="paragraph" style:parent-style-name="Standard">
      <style:text-properties officeooo:rsid="0006e059" officeooo:paragraph-rsid="00190133"/>
    </style:style>
    <style:style style:name="P21" style:family="paragraph" style:parent-style-name="Standard">
      <style:text-properties officeooo:rsid="0006e059" officeooo:paragraph-rsid="00118c11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officeooo:rsid="000aecfb"/>
    </style:style>
    <style:style style:name="T6" style:family="text">
      <style:text-properties officeooo:rsid="000c0852"/>
    </style:style>
    <style:style style:name="T7" style:family="text">
      <style:text-properties officeooo:rsid="000e7e60"/>
    </style:style>
    <style:style style:name="T8" style:family="text">
      <style:text-properties officeooo:rsid="001069d8"/>
    </style:style>
    <style:style style:name="T9" style:family="text">
      <style:text-properties officeooo:rsid="00118c11"/>
    </style:style>
    <style:style style:name="T10" style:family="text">
      <style:text-properties officeooo:rsid="0012d862"/>
    </style:style>
    <style:style style:name="T11" style:family="text">
      <style:text-properties officeooo:rsid="0014bb74"/>
    </style:style>
    <style:style style:name="T12" style:family="text">
      <style:text-properties officeooo:rsid="00186a05"/>
    </style:style>
    <style:style style:name="T13" style:family="text">
      <style:text-properties officeooo:rsid="001901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15">Handbuchseiten („man pages“) öffnen können.</text:p>
        </text:list-item>
        <text:list-item>
          <text:p text:style-name="P15">das aktuelle Verzeichnis in der Shell ausgeben können.</text:p>
        </text:list-item>
        <text:list-item>
          <text:p text:style-name="P15">ein neues Verzeichnis erzeugen können.</text:p>
        </text:list-item>
        <text:list-item>
          <text:p text:style-name="P15">in ein Verzeichnis wechseln können.</text:p>
        </text:list-item>
        <text:list-item>
          <text:p text:style-name="P15">den Inhalt eines Verzeichnisses in der Shell ausgeben können.</text:p>
        </text:list-item>
        <text:list-item>
          <text:p text:style-name="P15">eine leere Datei erzeugen können.</text:p>
        </text:list-item>
        <text:list-item>
          <text:p text:style-name="P15">versuchen können den Inhalt einer Datei zu bestimmen.</text:p>
        </text:list-item>
        <text:list-item>
          <text:p text:style-name="P15">den Inhalt verschiedener Dateien verknüpfen oder den Inhalt einer Datei ausgeben können.</text:p>
        </text:list-item>
        <text:list-item>
          <text:p text:style-name="P15">Zeilen vom Ende einer Datei in der Shell ausgeben können.</text:p>
        </text:list-item>
        <text:list-item>
          <text:p text:style-name="P15">Zeilen vom Anfang einer Datei in der Shell ausgeben können.</text:p>
        </text:list-item>
        <text:list-item>
          <text:p text:style-name="P15">Dateien oder Verzeichnisse an eine andere Stelle kopieren können.</text:p>
        </text:list-item>
        <text:list-item>
          <text:p text:style-name="P15">Dateien oder Verzeichnisse an eine andere Stelle verschieben können.</text:p>
        </text:list-item>
        <text:list-item>
          <text:p text:style-name="P15">Dateien oder Verzeichnisse löschen können.</text:p>
        </text:list-item>
        <text:list-item>
          <text:p text:style-name="P15">ein leeres Verzeichnis löschen können.</text:p>
        </text:list-item>
        <text:list-item>
          <text:p text:style-name="P15">eine Zeichenkette in der Shell ausgeben können.</text:p>
        </text:list-item>
        <text:list-item>
          <text:p text:style-name="P15">die Dateirechte von Dateien oder Verzeichnissen ändern können.</text:p>
        </text:list-item>
        <text:list-item>
          <text:p text:style-name="P15">Das Password eines Benutzers ändern können.</text:p>
        </text:list-item>
        <text:list-item>
          <text:p text:style-name="P15">die laufende Sitzung (und damit auch die Shell) beenden und den Rückgabewert eines Shell-Skripts festzulegen können.</text:p>
        </text:list-item>
        <text:list-item>
          <text:p text:style-name="P15">das System neu starten können.</text:p>
        </text:list-item>
        <text:list-item>
          <text:p text:style-name="P15">das System ausschalten können.</text:p>
        </text:list-item>
        <text:list-item>
          <text:p text:style-name="P15">einen neuen Benutzer erstellen können.</text:p>
        </text:list-item>
        <text:list-item>
          <text:p text:style-name="P15">einen Benutzer löschen können.</text:p>
        </text:list-item>
        <text:list-item>
          <text:p text:style-name="P15">einen Benutzer ändern können.</text:p>
        </text:list-item>
        <text:list-item>
          <text:p text:style-name="P15">die Gruppenzugehörigkeiten des Benutzers ausgeben können.</text:p>
        </text:list-item>
        <text:list-item>
          <text:p text:style-name="P15">eine neue Gruppe erstellen können.</text:p>
        </text:list-item>
        <text:list-item>
          <text:p text:style-name="P15">eine Gruppe löschen können.</text:p>
        </text:list-item>
        <text:list-item>
          <text:p text:style-name="P15">eine Gruppe ändern können.</text:p>
        </text:list-item>
        <text:list-item>
          <text:p text:style-name="P15">den Benutzer (⇒ Besitzer) ändern können, der einer Datei oder einem Verzeichnis zugeordnet ist.</text:p>
        </text:list-item>
        <text:list-item>
          <text:p text:style-name="P15">die Gruppe ändern können, die einer Datei oder einem Verzeichnis zugeordnet ist.</text:p>
        </text:list-item>
        <text:list-item>
          <text:p text:style-name="P15">einen „Link“ erstellen können.</text:p>
        </text:list-item>
        <text:list-item>
          <text:p text:style-name="P15">eine Datei nach den Zeilen durchsuchen können, die ein Suchmuster enthalten?</text:p>
        </text:list-item>
        <text:list-item>
          <text:p text:style-name="P15">eine Liste der laufenden Prozesse in der Shell ausgeben können.</text:p>
        </text:list-item>
        <text:list-item>
          <text:p text:style-name="P15">einen im Hintergrund der Shell laufenden Prozess in den Vordergrund holen können.</text:p>
        </text:list-item>
        <text:list-item>
          <text:p text:style-name="P15">einen Prozess in den Hintergrund der Shell verschieben können.</text:p>
        </text:list-item>
        <text:list-item>
          <text:p text:style-name="P15">einen Prozess beenden können.</text:p>
        </text:list-item>
        <text:list-item>
          <text:p text:style-name="P15">eine Gruppe von Prozessen beenden können.</text:p>
        </text:list-item>
        <text:list-item>
          <text:p text:style-name="P15">die Priorität eines neuen Prozesses festlegen können.</text:p>
        </text:list-item>
        <text:list-item>
          <text:p text:style-name="P15">die Priorität eines existierenden Prozesses ändern können.</text:p>
        </text:list-item>
        <text:list-item>
          <text:p text:style-name="P15">eine Liste der existierenden Prozesse als Baumstruktur in der Shell ausgeben können.</text:p>
        </text:list-item>
      </text:list>
      <text:p text:style-name="P1"/>
      <text:p text:style-name="P7">Aufgabe <text:span text:style-name="T1">2</text:span> – <text:span text:style-name="T1">Dateien und Verzeichnisse</text:span></text:p>
      <text:p text:style-name="P7"/>
      <text:list text:style-name="L2">
        <text:list-item>
          <text:p text:style-name="P16">Erzeugen Sie in Ihrem Benutzerverzeichnis (Home-Verzeichnis) ein Verzeichnis <text:span text:style-name="T2">B</text:span><text:span text:style-name="T3">T</text:span><text:span text:style-name="T2">S</text:span>.</text:p>
        </text:list-item>
        <text:list-item>
          <text:p text:style-name="P16"><text:soft-page-break/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  <text:list-item>
          <text:p text:style-name="P16">Überprüfen Sie die Dateigröße der Datei <text:span text:style-name="T2">Datei1.txt</text:span>.</text:p>
        </text:list-item>
        <text:list-item>
          <text:p text:style-name="P16">Ändern Sie die Modifikationszeit der Datei <text:span text:style-name="T2">Datei1.txt</text:span> auf Ihr Geburtsdatum.</text:p>
        </text:list-item>
        <text:list-item>
          <text:p text:style-name="P16">Erzeugen Sie auf der Shell eine neue Datei <text:span text:style-name="T2">Datei2.txt</text:span> und fügen Sie in die neue Datei einen beliebigen mehrzeiligen Text als Inhalt ein <text:span text:style-name="T5">(</text:span>Verwenden Sie für das Einfügen des Textes keinen Editor, sondern einen Kommandozeilenbefehl<text:span text:style-name="T5">)</text:span>.</text:p>
        </text:list-item>
        <text:list-item>
          <text:p text:style-name="P16">Geben Sie die erste Zeile der Datei <text:span text:style-name="T2">Datei2.txt</text:span> aus.</text:p>
        </text:list-item>
        <text:list-item>
          <text:p text:style-name="P16">Hängen den Inhalt von <text:span text:style-name="T2">Datei2.txt</text:span> an <text:span text:style-name="T2">Datei1.txt</text:span> an <text:span text:style-name="T6">(Verwenden keinen Editor, sondern einen Kommandozeilenbefehl).</text:span></text:p>
        </text:list-item>
        <text:list-item>
          <text:p text:style-name="P16">Erzeugen Sie in Ihrem Home-Verzeichnis ein Verzeichnis mit dem Verzeichnisnamen <text:span text:style-name="T2">BS</text:span><text:span text:style-name="T4">_</text:span><text:span text:style-name="T2">Vorlesung</text:span>.</text:p>
        </text:list-item>
        <text:list-item>
          <text:p text:style-name="P17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  <text:list-item>
          <text:p text:style-name="P17">Löschen Sie das Verzeichnis <text:span text:style-name="T2">BTS.</text:span></text:p>
        </text:list-item>
      </text:list>
      <text:p text:style-name="P11"/>
      <text:p text:style-name="P2"/>
      <text:p text:style-name="P8">Aufgabe <text:span text:style-name="T7">3</text:span> – <text:span text:style-name="T7">Hello World</text:span></text:p>
      <text:p text:style-name="P8"/>
      <text:p text:style-name="P3"><text:span text:style-name="T7">Schreiben Sie ein C-Programm </text:span><text:span text:style-name="T2">hello.c, </text:span><text:span text:style-name="T7">das „Hello, World“ in d</text:span><text:span text:style-name="T8">ie</text:span><text:span text:style-name="T7"> Standardausgabe ausgibt.</text:span></text:p>
      <text:p text:style-name="P3"/>
      <text:p text:style-name="P19"><text:a xlink:type="simple" xlink:href="https://github.com/RalphRadermacher/OperatingSystems/blob/main/src/03_HelloWorld/hello.c" text:style-name="Internet_20_link" text:visited-style-name="Visited_20_Internet_20_Link"><text:span text:style-name="T2">hello.c</text:span></text:a></text:p>
      <text:p text:style-name="P3"/>
      <text:p text:style-name="P8"/>
      <text:p text:style-name="P9">Aufgabe <text:span text:style-name="T8">4</text:span> – <text:span text:style-name="T8">Argumente</text:span></text:p>
      <text:p text:style-name="P9"/>
      <text:p text:style-name="P20"><text:span text:style-name="T7">Schreiben Sie ein C-Programm </text:span><text:span text:style-name="T2">args.c</text:span><text:span text:style-name="T7">, </text:span><text:span text:style-name="T13">das die Argumente der Kommandozeile in der Standausgabe ausgibt.</text:span></text:p>
      <text:p text:style-name="P20"/>
      <text:p text:style-name="P19"><text:a xlink:type="simple" xlink:href="https://github.com/RalphRadermacher/OperatingSystems/blob/main/src/04_Args/args.c" text:style-name="Internet_20_link" text:visited-style-name="Visited_20_Internet_20_Link"><text:span text:style-name="T2">args.c</text:span></text:a></text:p>
      <text:p text:style-name="P13"/>
      <text:p text:style-name="P12"/>
      <text:p text:style-name="P10">Aufgabe <text:span text:style-name="T12">5</text:span> – <text:span text:style-name="T9">Translate</text:span></text:p>
      <text:p text:style-name="P10"/>
      <text:p text:style-name="P5"><text:span text:style-name="T7">Schreiben Sie ein C-Programm </text:span><text:span text:style-name="T2">translate.c, </text:span><text:span text:style-name="T7">das </text:span><text:span text:style-name="T9">Zeichenketten aus der Stand</text:span><text:span text:style-name="T7">e</text:span><text:span text:style-name="T9">ingabe einliest und </text:span><text:span text:style-name="T11">nach einer Übersetzung </text:span><text:span text:style-name="T9">in der Standardausgabe</text:span><text:span text:style-name="T7"> </text:span><text:span text:style-name="T11">wieder </text:span><text:span text:style-name="T7">ausgibt. </text:span><text:span text:style-name="T10">Die Übersetzung wird du</text:span><text:span text:style-name="T11">r</text:span><text:span text:style-name="T10">ch zwei gleichlange Argumente der Kommandozeile </text:span><text:span text:style-name="T2">set1</text:span><text:span text:style-name="T10"> und </text:span><text:span text:style-name="T2">set2</text:span><text:span text:style-name="T10"> definiert </text:span><text:span text:style-name="T11">und geschieht wie folgt, für der jeden Buchstaben der eingelesenen Zeichenketten wird in nachdem ersten Auftreten des Buchstabens <text:s/>in dem Argumente </text:span><text:span text:style-name="T2">set1</text:span><text:span text:style-name="T11"> gesucht. Falls der Buchstabe nicht im Argument </text:span><text:span text:style-name="T2">set1</text:span><text:span text:style-name="T11"> gefunden wird, bleibt der Buchstabe unverändert. Falls der Buchstabe im Argument </text:span><text:span text:style-name="T2">set1</text:span><text:span text:style-name="T11"> an der i-ten Stelle zum ersten Mal auftritt, wird der Buchstabe durch den Buchstabe an der i-ten Stelle des Arguments </text:span><text:span text:style-name="T2">set2</text:span><text:span text:style-name="T11"> ersetzt. </text:span></text:p>
      <text:p text:style-name="P5"/>
      <text:p text:style-name="P19"><text:a xlink:type="simple" xlink:href="https://github.com/RalphRadermacher/OperatingSystems/blob/main/src/05_Translate/translate.c" text:style-name="Internet_20_link" text:visited-style-name="Visited_20_Internet_20_Link"><text:span text:style-name="T2">translate.c</text:span></text:a></text:p>
      <text:p text:style-name="P14"/>
      <text:p text:style-name="P10"/>
      <text:p text:style-name="P5"/>
      <text:p text:style-name="P4"/>
      <text:p text:style-name="P9"/>
      <text:p text:style-name="P8"><text:soft-page-break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01T13:57:58.276237243</dc:date>
    <meta:editing-duration>PT1H11M5S</meta:editing-duration>
    <meta:editing-cycles>19</meta:editing-cycles>
    <meta:document-statistic meta:table-count="0" meta:image-count="0" meta:object-count="0" meta:page-count="3" meta:paragraph-count="61" meta:word-count="637" meta:character-count="4267" meta:non-whitespace-character-count="3734"/>
  </office:meta>
</office:document-meta>
</file>